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color="#202020" fo:font-size="28pt" style:font-size-asian="28pt" style:font-size-complex="28pt" fo:language="de" fo:country="DE"/>
    </style:style>
    <style:style style:name="T3" style:parent-style-name="DefaultParagraphFont" style:family="text">
      <style:text-properties fo:color="#202020" fo:font-size="28pt" style:font-size-asian="28pt" style:font-size-complex="28pt" fo:language="de" fo:country="DE"/>
    </style:style>
    <style:style style:name="T4" style:parent-style-name="DefaultParagraphFont" style:family="text">
      <style:text-properties fo:color="#FFFFFF" fo:font-size="28pt" style:font-size-asian="28pt" style:font-size-complex="28pt" fo:language="de" fo:country="DE"/>
    </style:style>
    <style:style style:name="T5" style:parent-style-name="DefaultParagraphFont" style:family="text">
      <style:text-properties fo:color="#FFFFFF" fo:font-size="28pt" style:font-size-asian="28pt" style:font-size-complex="28pt" fo:language="de" fo:country="DE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solid" draw:fill-color="#202020" draw:opacity="100%" draw:stroke="solid" svg:stroke-width="0.01389in" svg:stroke-color="#2f528f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">
      <style:graphic-properties style:wrap="run-through" style:run-through="background" draw:fill="solid" draw:fill-color="#20202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0288" draw:style-name="a0" draw:name="Graphic 3" text:anchor-type="paragraph" svg:x="1.13502in" svg:y="3.53479in" svg:width="1in" svg:height="1in" style:rel-width="scale" style:rel-height="scale"><draw:image xlink:href="media/image1.svg" xlink:type="simple" xlink:show="embed" xlink:actuate="onLoad"/><svg:title/><svg:desc>Lock with solid fill</svg:desc></draw:frame><text:span text:style-name="T2"><draw:custom-shape svg:x="0in" svg:y="2.46158in" svg:width="3.32986in" svg:height="3.09375in" draw:z-index="251662336" draw:id="id0" draw:style-name="a1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3"><draw:custom-shape svg:x="-0.16667in" svg:y="-1in" svg:width="5.57292in" svg:height="2.47917in" draw:z-index="251659264" draw:id="id1" draw:style-name="a2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4"><draw:frame draw:z-index="251658240" draw:style-name="a3" draw:name="Graphic 1" text:anchor-type="paragraph" svg:x="1.0625in" svg:y="-0.20833in" svg:width="1in" svg:height="1in" style:rel-width="scale" style:rel-height="scale"><draw:image xlink:href="media/image2.svg" xlink:type="simple" xlink:show="embed" xlink:actuate="onLoad"/><svg:title/><svg:desc>Connections outline</svg:desc></draw:frame></text:span><text:span text:style-name="T5">Outstagra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dwig, Michael</meta:initial-creator>
    <dc:creator>Ludwig, Michael</dc:creator>
    <meta:creation-date>2022-10-26T08:25:00Z</meta:creation-date>
    <dc:date>2022-11-02T12:09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4" meta:row-count="1" meta:non-whitespace-character-count="13"/>
  </office:meta>
</office:document-meta>
</file>